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507in" fo:margin-left="-0.075in" fo:margin-top="0in" fo:margin-bottom="0in" table:align="left" style:writing-mode="lr-tb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1.2299in"/>
    </style:style>
    <style:style style:name="Table1.C" style:family="table-column">
      <style:table-column-properties style:column-width="0.7743in"/>
    </style:style>
    <style:style style:name="Table1.D" style:family="table-column">
      <style:table-column-properties style:column-width="0.4549in"/>
    </style:style>
    <style:style style:name="Table1.F" style:family="table-column">
      <style:table-column-properties style:column-width="0.925in"/>
    </style:style>
    <style:style style:name="Table1.1" style:family="table-row">
      <style:table-row-properties style:min-row-height="0.1979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.B1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.2" style:family="table-row">
      <style:table-row-properties style:min-row-height="0.1868in" style:keep-together="true" fo:keep-together="auto"/>
    </style:style>
    <style:style style:name="Table1.3" style:family="table-row">
      <style:table-row-properties style:min-row-height="0.2431in" style:keep-together="true" fo:keep-together="auto"/>
    </style:style>
    <style:style style:name="Table1.4" style:family="table-row">
      <style:table-row-properties style:min-row-height="0.2951in" style:keep-together="true" fo:keep-together="auto"/>
    </style:style>
    <style:style style:name="Table1.B4" style:family="table-cell">
      <style:table-cell-properties style:vertical-align="middle" fo:padding-left="0.075in" fo:padding-right="0.075in" fo:padding-top="0in" fo:padding-bottom="0in" fo:border-left="0.0069in solid #00000a" fo:border-right="0.0069in solid #00000a" fo:border-top="0.0069in solid #00000a" fo:border-bottom="none"/>
    </style:style>
    <style:style style:name="P1" style:family="paragraph" style:parent-style-name="List_20_Paragraph" style:list-style-name="WWNum2"/>
    <style:style style:name="P2" style:family="paragraph" style:parent-style-name="List_20_Paragraph" style:list-style-name="WWNum1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paragraph-properties fo:margin-top="0in" fo:margin-bottom="0in" fo:line-height="100%" fo:text-align="center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background-color="#ffff0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Display system</text:span></text:p>
      <text:p text:style-name="Standard">Need to build a display system that can present different types of information on a split screen view. The screen is divided into multiple areas, each showing a different module of information.</text:p>
      <text:p text:style-name="Standard">The layout can be changed between multiple <text:span text:style-name="T3">predefined</text:span> options, like (as an example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table:number-rows-spanned="4" office:value-type="string">
            <text:p text:style-name="P6">1</text:p>
          </table:table-cell>
          <table:table-cell table:style-name="Table1.B1" table:number-rows-spanned="4" office:value-type="string">
            <text:p text:style-name="P6"/>
          </table:table-cell>
          <table:table-cell table:style-name="Table1.A1" table:number-columns-spanned="2" office:value-type="string">
            <text:p text:style-name="P6">2</text:p>
          </table:table-cell>
          <table:covered-table-cell/>
          <table:table-cell table:style-name="Table1.B1" table:number-rows-spanned="4" office:value-type="string">
            <text:p text:style-name="P6"/>
          </table:table-cell>
          <table:table-cell table:style-name="Table1.A1" table:number-rows-spanned="4" office:value-type="string">
            <text:p text:style-name="P6">1</text:p>
          </table:table-cell>
          <table:table-cell table:style-name="Table1.A1" table:number-rows-spanned="2" table:number-columns-spanned="0" office:value-type="string">
            <text:p text:style-name="P6">2</text:p>
          </table:table-cell>
        </table:table-row>
        <table:table-row table:style-name="Table1.2">
          <table:covered-table-cell/>
          <table:covered-table-cell/>
          <table:table-cell table:style-name="Table1.A1" table:number-rows-spanned="3" office:value-type="string">
            <text:p text:style-name="P6">1</text:p>
          </table:table-cell>
          <table:table-cell table:style-name="Table1.A1" table:number-rows-spanned="2" office:value-type="string">
            <text:p text:style-name="P6">3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0" office:value-type="string">
            <text:p text:style-name="P6">3</text:p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A1" office:value-type="string">
            <text:p text:style-name="P6">4</text:p>
          </table:table-cell>
          <table:covered-table-cell/>
          <table:covered-table-cell/>
          <table:table-cell table:style-name="Table1.A1" table:number-columns-spanned="0" office:value-type="string">
            <text:p text:style-name="P6">4</text:p>
          </table:table-cell>
        </table:table-row>
      </table:table>
      <text:p text:style-name="Standard"/>
      <text:p text:style-name="P5">In each area on the layout a different module can be displayed.</text:p>
      <text:p text:style-name="Standard">There are multiple types of modules supported, like (just as example):</text:p>
      <text:list xml:id="list9142644456644826658" text:style-name="WWNum2">
        <text:list-item>
          <text:p text:style-name="P1">Loading an external URL</text:p>
        </text:list-item>
        <text:list-item>
          <text:p text:style-name="P1">News ticker – taking the messages from a DB</text:p>
        </text:list-item>
        <text:list-item>
          <text:p text:style-name="P1">Presentation\movie</text:p>
        </text:list-item>
        <text:list-item>
          <text:p text:style-name="P1">Etc.</text:p>
        </text:list-item>
      </text:list>
      <text:p text:style-name="Standard"/>
      <text:p text:style-name="Standard">The system has two parts:</text:p>
      <text:list xml:id="list5866708706795876990" text:style-name="WWNum1">
        <text:list-item>
          <text:p text:style-name="P2">Admin console – a system to control the layout, the content of each region (what module to load in each), and for each module the configuration of it.</text:p>
        </text:list-item>
        <text:list-item>
          <text:p text:style-name="P2">The display page – the one actually showing the information. Can be hundreds of such displays. </text:p>
        </text:list-item>
      </text:list>
      <text:p text:style-name="Standard"/>
      <text:p text:style-name="Standard"><text:span text:style-name="T3">The idea is that the display system will load once a ‘master page’ and will not have to refresh ever by a user</text:span>. When the admin changes the configuration, the display will automatically change accordingly (can have few seconds delay).</text:p>
      <text:p text:style-name="Standard">Now, this is time for you to show your own:</text:p>
      <text:list xml:id="list5684332048639692136" text:style-name="WWNum3">
        <text:list-item>
          <text:p text:style-name="P3">Design</text:p>
        </text:list-item>
        <text:list-item>
          <text:p text:style-name="P3">Creativity</text:p>
        </text:list-item>
        <text:list-item>
          <text:p text:style-name="P3">Implementation</text:p>
        </text:list-item>
        <text:list-item>
          <text:p text:style-name="P3"><text:soft-page-break/>….</text:p>
        </text:list-item>
      </text:list>
      <text:p text:style-name="Standard"/>
      <text:p text:style-name="Standard"><text:span text:style-name="T1">Note</text:span>: This exercise is not defined into the small details by purpose – it is for you to show your innovation and good ideas!</text:p>
      <text:p text:style-name="Standard"/>
      <text:p text:style-name="Standard"><text:span text:style-name="T1">Guidelines:</text:span></text:p>
      <text:list xml:id="list4089681231997171224" text:style-name="WWNum4">
        <text:list-item>
          <text:p text:style-name="P4">First think on a design. The design has to be efficient in terms of load on the server.</text:p>
        </text:list-item>
        <text:list-item>
          <text:p text:style-name="P4">Implement the DB</text:p>
        </text:list-item>
        <text:list-item>
          <text:p text:style-name="P4">Provide a system that is working in efficient way</text:p>
        </text:list-item>
        <text:list-item>
          <text:p text:style-name="P4">Last, if you have time – adjust to look nice. <text:span text:style-name="T3">(more important to have a working and effective system than to have neat JS modules</text:span>)</text:p>
        </text:list-item>
        <text:list-item>
          <text:p text:style-name="P4">If there are some ideas you have for enhancements that you did not had time to implement – write down a short description of what you wanted to d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he" style:country-complex="IL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Calibri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mer</meta:initial-creator>
    <meta:editing-cycles>3</meta:editing-cycles>
    <meta:print-date>2013-01-10T07:37:00</meta:print-date>
    <meta:creation-date>2013-01-10T07:13:00</meta:creation-date>
    <dc:date>2016-08-23T22:50:16</dc:date>
    <meta:editing-duration>PT37S</meta:editing-duration>
    <meta:generator>OpenOffice/4.1.2$Unix OpenOffice.org_project/412m3$Build-9782</meta:generator>
    <meta:document-statistic meta:table-count="1" meta:image-count="0" meta:object-count="0" meta:page-count="2" meta:paragraph-count="34" meta:word-count="322" meta:character-count="1693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